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turin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1.4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70"/>
      <table:table table:name="pag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mc.setOn(4,0);</text:p>
          </table:table-cell>
          <table:table-cell table:number-columns-repeated="4"/>
          <table:table-cell office:value-type="string" calcext:value-type="string">
            <text:p>case dép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mc.setOn(5,0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6,0);</text:p>
          </table:table-cell>
          <table:table-cell table:number-columns-repeated="4"/>
          <table:table-cell office:value-type="string" calcext:value-type="string">
            <text:p>case actuel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per CTRL F9 dans l’écran des macros pour réinitialiser</text:p>
          </table:table-cell>
        </table:table-row>
        <table:table-row table:style-name="ro1">
          <table:table-cell office:value-type="string" calcext:value-type="string">
            <text:p><text:s/>mc.setOn(8,0);</text:p>
          </table:table-cell>
          <table:table-cell table:number-columns-repeated="4"/>
          <table:table-cell office:value-type="string" calcext:value-type="string">
            <text:p>ligne actuelle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c.setOn(9,0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0,0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4,1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9,1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0,1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,2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3,2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4,2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5,2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6,2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7,2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8,2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0,2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1,2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0,3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,3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2,3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4,3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6,3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7,3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8,3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,4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2,4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3,4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4,4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0,4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1,4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0,5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3,5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6,5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8,5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0,5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1,5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,6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2,6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3,6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4,6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5,6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6,6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2,7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4,7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7,7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8,7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9,7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1,7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0,8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,8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2,8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3,8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5,8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9,8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0,8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1,8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,9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3,9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4,9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5,9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6,9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7,9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8,9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10,9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2,10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3,10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6,10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7,10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8,10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3,11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4,11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6,11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7,11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c.setOn(8,11);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3T10:31:59.633000000</meta:creation-date>
    <dc:date>2023-05-14T18:12:54.573000000</dc:date>
    <meta:editing-duration>PT14H41M14S</meta:editing-duration>
    <meta:editing-cycles>11</meta:editing-cycles>
    <meta:generator>LibreOffice/7.4.1.2$Windows_X86_64 LibreOffice_project/3c58a8f3a960df8bc8fd77b461821e42c061c5f0</meta:generator>
    <meta:document-statistic meta:table-count="1" meta:cell-count="84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uring"/>
</library:library>
</file>

<file path=Basic/Standard/turing.xml><?xml version="1.0" encoding="utf-8"?>
<!DOCTYPE module  PUBLIC '-//OpenOffice.org//DTD OfficeDocument 1.0//EN'  'module.dtd'>
<script:module xmlns:script="http://openoffice.org/2000/script" script:name="turing" script:language="StarBasic" script:moduleType="normal">REM  *****  BASIC  *****

Sub Main

End Sub

Sub init()
    dim oDocument,oPage,oCell1,oCell2 As Object
    oDocument=ThisComponent
    oPage=oDocument.Sheets.getByName("page")
    oCell1 = oPage.getCellByPosition(6,0)
    oCell2 = oPage.getCellByPosition(6,2)
    oCell2.value = oCell1.value
    oCell1 = oPage.getCellByPosition(7,0)
    oCell2 = oPage.getCellByPosition(7,2)
    oCell2.value = oCell1.value
End Sub    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